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LiberationSerif" svg:font-family="LiberationSerif" style:font-family-generic="roman"/>
    <style:font-face style:name="Mangal" svg:font-family="Mangal" style:font-family-generic="roman"/>
    <style:font-face style:name="Tahoma" svg:font-family="Tahoma" style:font-family-generic="roman"/>
    <style:font-face style:name="Liberation Sans1" svg:font-family="'Liberation Sans'" style:font-family-generic="swiss"/>
    <style:font-face style:name="Tahoma1" svg:font-family="Tahoma" style:font-adornments="Bold" style:font-family-generic="swiss"/>
    <style:font-face style:name="Times New Roman" svg:font-family="'Times New Roman'" style:font-adornments="Regular" style:font-family-generic="swiss"/>
    <style:font-face style:name="Times-Roman" svg:font-family="Times-Roman,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4.75in" fo:break-before="auto" fo:break-after="auto" table:align="center" fo:background-color="transparent" fo:keep-with-next="auto" style:may-break-between-rows="true" style:writing-mode="page">
        <style:background-image/>
      </style:table-properties>
    </style:style>
    <style:style style:name="Table1.A" style:family="table-column">
      <style:table-column-properties style:column-width="0.9368in"/>
    </style:style>
    <style:style style:name="Table1.B" style:family="table-column">
      <style:table-column-properties style:column-width="2.9993in"/>
    </style:style>
    <style:style style:name="Table1.C" style:family="table-column">
      <style:table-column-properties style:column-width="0.813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e6e6e6"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e6e6e6" fo:padding="0.0382in" fo:border="0.05pt solid #000000" style:writing-mode="page">
        <style:background-image/>
      </style:table-cell-properties>
    </style:style>
    <style:style style:name="Table1.A2" style:family="table-cell">
      <style:table-cell-properties style:vertical-align="" fo:background-color="#cccccc" fo:padding="0.0382in" fo:border-left="0.05pt solid #000000" fo:border-right="none" fo:border-top="none" fo:border-bottom="0.05pt solid #000000" style:writing-mode="page">
        <style:background-image/>
      </style:table-cell-properties>
    </style:style>
    <style:style style:name="Table1.C2" style:family="table-cell" style:data-style-name="N103">
      <style:table-cell-properties style:vertical-align="" fo:background-color="#cccccc" fo:padding="0.0382in"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C3" style:family="table-cell" style:data-style-name="N103">
      <style:table-cell-properties style:vertical-align="" fo:background-color="#e6e6e6" fo:padding="0.0382in"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3174in" fo:background-color="transparent" fo:keep-together="auto">
        <style:background-image/>
      </style:table-row-properties>
    </style:style>
    <style:style style:name="Table1.A4"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B4"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C4" style:family="table-cell" style:data-style-name="N103">
      <style:table-cell-properties style:vertical-align="" fo:background-color="#cccccc" fo:padding="0.0382in" fo:border="0.05pt solid #000000" style:writing-mode="page">
        <style:background-image/>
      </style:table-cell-properties>
    </style:style>
    <style:style style:name="Table1.A5"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B5"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A6"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B6"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A7"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B7"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A8"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B8"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A9"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B9" style:family="table-cell">
      <style:table-cell-properties style:vertical-align="" fo:background-color="#cccccc" fo:padding="0.0382in" fo:border-left="0.05pt solid #000000" fo:border-right="none" fo:border-top="0.05pt solid #000000" fo:border-bottom="0.05pt solid #000000" style:writing-mode="page">
        <style:background-image/>
      </style:table-cell-properties>
    </style:style>
    <style:style style:name="Table1.A10"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Table1.B10" style:family="table-cell">
      <style:table-cell-properties style:vertical-align="" fo:background-color="#e6e6e6" fo:padding="0.0382in" fo:border-left="0.05pt solid #000000" fo:border-right="none" fo:border-top="none" fo:border-bottom="0.05pt solid #000000" style:writing-mode="page">
        <style:background-image/>
      </style:table-cell-properties>
    </style:style>
    <style:style style:name="P1" style:family="paragraph" style:parent-style-name="Standard">
      <style:text-properties style:use-window-font-color="true" style:font-name="Liberation Sans" fo:font-size="12pt" fo:font-weight="bold" officeooo:paragraph-rsid="001ffafe" style:font-size-asian="12pt" style:font-weight-asian="bold" style:font-size-complex="12pt" style:font-weight-complex="bold"/>
    </style:style>
    <style:style style:name="P2" style:family="paragraph" style:parent-style-name="Standard">
      <style:text-properties style:use-window-font-color="true" style:font-name="Liberation Sans" fo:font-size="12pt" officeooo:paragraph-rsid="003908dc" fo:background-color="transparent" style:font-size-asian="12pt" style:font-size-complex="12pt"/>
    </style:style>
    <style:style style:name="P3" style:family="paragraph" style:parent-style-name="Standard">
      <style:paragraph-properties fo:text-align="start" style:justify-single-word="false"/>
      <style:text-properties style:use-window-font-color="true" style:font-name="Liberation Sans" fo:font-size="12pt" fo:font-style="italic" fo:font-weight="normal" officeooo:rsid="001a21c4" officeooo:paragraph-rsid="00486c5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use-window-font-color="true" style:font-name="Liberation Sans" fo:font-size="12pt" fo:font-style="italic" fo:font-weight="normal" officeooo:rsid="001a21c4" officeooo:paragraph-rsid="001ffafe" fo:background-color="transparent" style:font-size-asian="12pt" style:font-style-asian="italic" style:font-weight-asian="normal" style:font-size-complex="12pt" style:font-style-complex="italic" style:font-weight-complex="normal"/>
    </style:style>
    <style:style style:name="P5" style:family="paragraph" style:parent-style-name="Standard">
      <style:text-properties style:use-window-font-color="true" fo:font-size="10pt" officeooo:paragraph-rsid="003908dc" fo:background-color="transparent" style:font-size-asian="10pt" style:font-size-complex="10pt"/>
    </style:style>
    <style:style style:name="P6" style:family="paragraph" style:parent-style-name="Standard">
      <style:text-properties style:use-window-font-color="true" style:text-outline="false" style:text-line-through-style="none" style:text-line-through-type="none" style:font-name="Liberation Sans" fo:font-size="10pt" fo:font-style="normal" fo:text-shadow="none" style:text-underline-style="none" fo:font-weight="bold" officeooo:rsid="0033a789" officeooo:paragraph-rsid="003908dc" style:letter-kerning="true" fo:background-color="transparent" style:font-name-asian="LiberationSerif" style:font-size-asian="10pt" style:font-style-asian="normal" style:font-weight-asian="bold" style:font-name-complex="LiberationSerif" style:font-size-complex="10pt" style:font-weight-complex="bold" style:text-emphasize="none"/>
    </style:style>
    <style:style style:name="P7" style:family="paragraph" style:parent-style-name="Standard">
      <style:paragraph-properties fo:text-align="start" style:justify-single-word="false"/>
      <style:text-properties fo:color="#000000" style:font-name="Liberation Sans" fo:font-size="10pt" officeooo:paragraph-rsid="003908dc" fo:background-color="transparent" style:font-size-asian="10pt" style:font-size-complex="10pt"/>
    </style:style>
    <style:style style:name="P8" style:family="paragraph" style:parent-style-name="Standard">
      <style:paragraph-properties fo:text-align="start" style:justify-single-word="false"/>
      <style:text-properties fo:color="#000000" style:font-name="Liberation Sans" fo:font-size="10pt" officeooo:paragraph-rsid="003d785b" fo:background-color="transparent" style:font-size-asian="10pt" style:font-size-complex="10pt"/>
    </style:style>
    <style:style style:name="P9" style:family="paragraph" style:parent-style-name="Text_20_body">
      <style:paragraph-properties fo:text-align="start" style:justify-single-word="false"/>
      <style:text-properties officeooo:paragraph-rsid="001ffafe"/>
    </style:style>
    <style:style style:name="P10" style:family="paragraph" style:parent-style-name="Text_20_body">
      <style:text-properties style:use-window-font-color="true" style:font-name="Liberation Sans" fo:font-size="12pt" style:text-underline-style="none" fo:font-weight="bold" officeooo:paragraph-rsid="003908dc" fo:background-color="transparent" style:font-size-asian="12pt" style:font-weight-asian="bold" style:font-size-complex="12pt" style:font-weight-complex="bold"/>
    </style:style>
    <style:style style:name="P11" style:family="paragraph" style:parent-style-name="Text_20_body">
      <style:text-properties style:use-window-font-color="true" style:font-name="Liberation Sans" fo:font-size="12pt" officeooo:paragraph-rsid="003908dc" fo:background-color="transparent" style:font-size-asian="12pt" style:font-size-complex="12pt"/>
    </style:style>
    <style:style style:name="P12" style:family="paragraph" style:parent-style-name="Text_20_body">
      <style:paragraph-properties fo:line-height="100%"/>
      <style:text-properties style:use-window-font-color="true" style:font-name="Liberation Sans" fo:font-size="12pt" officeooo:paragraph-rsid="003908dc" fo:background-color="transparent" style:font-size-asian="12pt" style:font-size-complex="12pt"/>
    </style:style>
    <style:style style:name="P13"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6pt" fo:font-style="normal" fo:text-shadow="none" style:text-underline-style="none" fo:font-weight="bold" officeooo:rsid="0033a789" officeooo:paragraph-rsid="00441802" style:letter-kerning="true" fo:background-color="transparent" style:font-name-asian="LiberationSerif" style:font-size-asian="16pt" style:font-style-asian="normal" style:font-weight-asian="bold" style:font-name-complex="LiberationSerif" style:font-size-complex="16pt" style:font-weight-complex="bold" style:text-emphasize="none"/>
    </style:style>
    <style:style style:name="P14" style:family="paragraph" style:parent-style-name="Text_20_body">
      <style:text-properties fo:color="#000000" style:text-outline="false" style:text-line-through-style="none" style:text-line-through-type="none" style:font-name="Liberation Sans" fo:font-size="16pt" fo:font-style="normal" fo:text-shadow="none" style:text-underline-style="none" fo:font-weight="bold" officeooo:rsid="0033a789" officeooo:paragraph-rsid="0033a789" style:letter-kerning="true" style:font-name-asian="LiberationSerif" style:font-size-asian="16pt" style:font-style-asian="normal" style:font-weight-asian="bold" style:font-name-complex="LiberationSerif" style:font-size-complex="16pt" style:font-weight-complex="bold" style:text-emphasize="none"/>
    </style:style>
    <style:style style:name="P15" style:family="paragraph" style:parent-style-name="Subtitle">
      <style:paragraph-properties fo:text-align="start" style:justify-single-word="false"/>
      <style:text-properties officeooo:paragraph-rsid="002178ce"/>
    </style:style>
    <style:style style:name="P16" style:family="paragraph" style:parent-style-name="Heading_20_2">
      <style:text-properties fo:color="#000000" style:text-outline="false" style:text-line-through-style="none" style:text-line-through-type="none" style:font-name="Liberation Sans" fo:font-size="16pt" fo:font-style="normal" fo:text-shadow="none" style:text-underline-style="none" fo:font-weight="bold" officeooo:paragraph-rsid="002cc335" style:letter-kerning="true" style:font-name-asian="LiberationSerif" style:font-size-asian="16pt" style:font-style-asian="normal" style:font-weight-asian="bold" style:font-name-complex="LiberationSerif" style:font-size-complex="16pt" style:font-weight-complex="bold" style:text-emphasize="none"/>
    </style:style>
    <style:style style:name="P17" style:family="paragraph" style:parent-style-name="Heading_20_2">
      <style:text-properties fo:color="#000000" style:text-outline="false" style:text-line-through-style="none" style:text-line-through-type="none" style:font-name="Liberation Sans" fo:font-size="16pt" fo:font-style="normal" fo:text-shadow="none" style:text-underline-style="none" fo:font-weight="bold" officeooo:paragraph-rsid="00246b0c" style:letter-kerning="true" fo:background-color="transparent" style:font-name-asian="LiberationSerif" style:font-size-asian="16pt" style:font-style-asian="normal" style:font-weight-asian="bold" style:font-name-complex="LiberationSerif" style:font-size-complex="16pt" style:font-weight-complex="bold" style:text-emphasize="none"/>
    </style:style>
    <style:style style:name="P18" style:family="paragraph" style:parent-style-name="Heading_20_2">
      <style:text-properties fo:color="#000000" style:text-outline="false" style:text-line-through-style="none" style:text-line-through-type="none" style:font-name="Liberation Sans" fo:font-size="16pt" fo:font-style="normal" fo:text-shadow="none" style:text-underline-style="none" fo:font-weight="bold" officeooo:paragraph-rsid="003908dc" style:letter-kerning="true" style:text-blinking="false" fo:background-color="transparent" style:font-name-asian="LiberationSerif" style:font-size-asian="16pt" style:font-style-asian="normal" style:font-weight-asian="bold" style:font-name-complex="LiberationSerif" style:font-size-complex="16pt" style:font-style-complex="normal" style:font-weight-complex="bold" style:text-emphasize="none"/>
    </style:style>
    <style:style style:name="P19" style:family="paragraph" style:parent-style-name="Heading_20_2">
      <style:text-properties fo:color="#000000" style:font-name="Liberation Sans" fo:font-size="16pt" fo:font-weight="bold" officeooo:paragraph-rsid="001ffafe" style:font-size-asian="16pt" style:font-weight-asian="bold" style:font-size-complex="16pt" style:font-weight-complex="bold"/>
    </style:style>
    <style:style style:name="P20" style:family="paragraph" style:parent-style-name="Heading_20_2">
      <style:text-properties fo:color="#000000" style:font-name="Liberation Sans" fo:font-size="16pt" fo:font-weight="bold" officeooo:paragraph-rsid="0036f68d" style:font-size-asian="16pt" style:font-weight-asian="bold" style:font-size-complex="16pt" style:font-weight-complex="bold"/>
    </style:style>
    <style:style style:name="P21" style:family="paragraph" style:parent-style-name="Heading_20_2">
      <style:text-properties style:font-name="Liberation Sans" fo:font-weight="bold" officeooo:paragraph-rsid="004ae785" style:font-weight-asian="bold" style:font-weight-complex="bold"/>
    </style:style>
    <style:style style:name="P22" style:family="paragraph" style:parent-style-name="Heading_20_2">
      <style:paragraph-properties fo:margin-top="0in" fo:margin-bottom="0in" style:contextual-spacing="true" style:shadow="none"/>
      <style:text-properties fo:color="#000000" style:text-outline="false" style:text-line-through-style="none" style:text-line-through-type="none" style:font-name="Liberation Sans" fo:font-size="16pt" fo:font-style="normal" fo:text-shadow="none" style:text-underline-style="none" fo:font-weight="bold" officeooo:rsid="002643d9" officeooo:paragraph-rsid="003908dc" style:letter-kerning="true" style:text-blinking="false" fo:background-color="transparent" style:font-name-asian="LiberationSerif" style:font-size-asian="16pt" style:font-style-asian="normal" style:font-weight-asian="bold" style:font-name-complex="LiberationSerif" style:font-size-complex="16pt" style:font-style-complex="normal" style:font-weight-complex="bold" style:text-emphasize="none"/>
    </style:style>
    <style:style style:name="P23" style:family="paragraph" style:parent-style-name="Heading_20_2">
      <style:paragraph-properties fo:margin-top="0in" fo:margin-bottom="0in" style:contextual-spacing="true" style:shadow="non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643d9" officeooo:paragraph-rsid="0033a789"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24" style:family="paragraph" style:parent-style-name="Table_20_Contents">
      <style:paragraph-properties fo:text-align="start" style:justify-single-word="false"/>
      <style:text-properties style:use-window-font-color="true" style:font-name="Liberation Sans" fo:font-size="10pt" style:text-underline-style="solid" style:text-underline-width="auto" style:text-underline-color="font-color" fo:font-weight="bold" officeooo:paragraph-rsid="003908dc" fo:background-color="transparent" style:font-size-asian="10pt" style:font-weight-asian="bold" style:font-size-complex="10pt" style:font-weight-complex="bold"/>
    </style:style>
    <style:style style:name="P25" style:family="paragraph" style:parent-style-name="Text_20_body" style:list-style-name="L1">
      <style:paragraph-properties fo:text-align="start" style:justify-single-word="false"/>
      <style:text-properties style:font-name="Liberation Sans" fo:font-size="13pt" fo:font-weight="bold" officeooo:rsid="002178ce" officeooo:paragraph-rsid="002178ce" style:font-name-asian="Microsoft YaHei" style:font-size-asian="13pt" style:font-weight-asian="bold" style:font-name-complex="Mangal1" style:font-size-complex="13pt" style:font-weight-complex="bold"/>
    </style:style>
    <style:style style:name="P26" style:family="paragraph" style:parent-style-name="Text_20_body" style:list-style-name="L6">
      <style:text-properties style:use-window-font-color="true" style:font-name="Liberation Sans" fo:font-size="12pt" officeooo:paragraph-rsid="003908dc" fo:background-color="transparent" style:font-size-asian="12pt" style:font-size-complex="12pt"/>
    </style:style>
    <style:style style:name="P27" style:family="paragraph" style:parent-style-name="Text_20_body">
      <style:text-properties fo:color="#000000" style:font-name="Liberation Sans" fo:font-size="12pt" fo:font-weight="normal" officeooo:rsid="004e8499" officeooo:paragraph-rsid="004e8499" style:font-size-asian="12pt" style:font-weight-asian="normal" style:font-size-complex="12pt" style:font-weight-complex="normal"/>
    </style:style>
    <style:style style:name="P28" style:family="paragraph" style:parent-style-name="Text_20_body" style:list-style-name="L3">
      <style:paragraph-properties fo:margin-top="0in" fo:margin-bottom="0.1in" style:contextual-spacing="true" fo:line-height="100%"/>
      <style:text-properties fo:color="#000000" style:text-outline="false" style:text-line-through-style="none" style:text-line-through-type="none" style:font-name="Liberation Sans" fo:font-size="12pt" fo:font-style="normal" fo:text-shadow="none" style:text-underline-style="none" fo:font-weight="bold" officeooo:rsid="003a7d52" officeooo:paragraph-rsid="003a7d52" style:letter-kerning="true" style:text-blinking="false" fo:background-color="transparent" style:font-name-asian="Luxi Sans" style:font-size-asian="12pt" style:font-style-asian="normal" style:font-weight-asian="bold" style:font-name-complex="Times-Roman" style:font-size-complex="12pt" style:font-style-complex="normal" style:font-weight-complex="bold" style:text-emphasize="none"/>
    </style:style>
    <style:style style:name="P29" style:family="paragraph" style:parent-style-name="Text_20_body" style:list-style-name="L3">
      <style:paragraph-properties fo:margin-top="0in" fo:margin-bottom="0.1in" style:contextual-spacing="true" fo:line-height="100%"/>
      <style:text-properties fo:color="#000000" style:text-outline="false" style:text-line-through-style="none" style:text-line-through-type="none" style:font-name="Liberation Sans" fo:font-size="12pt" fo:font-style="normal" fo:text-shadow="none" style:text-underline-style="none" fo:font-weight="bold" officeooo:rsid="003d785b" officeooo:paragraph-rsid="004ae785" style:letter-kerning="true" style:text-blinking="false" fo:background-color="transparent" style:font-name-asian="Luxi Sans" style:font-size-asian="12pt" style:font-style-asian="normal" style:font-weight-asian="bold" style:font-name-complex="Times-Roman" style:font-size-complex="12pt" style:font-style-complex="normal" style:font-weight-complex="bold" style:text-emphasize="none"/>
    </style:style>
    <style:style style:name="P30" style:family="paragraph" style:parent-style-name="Text_20_body" style:list-style-name="L3">
      <style:paragraph-properties fo:margin-top="0in" fo:margin-bottom="0.1in" style:contextual-spacing="true" fo:line-height="100%"/>
      <style:text-properties fo:color="#000000" style:text-outline="false" style:text-line-through-style="none" style:text-line-through-type="none" style:font-name="Liberation Sans" fo:font-size="12pt" fo:font-style="normal" fo:text-shadow="none" style:text-underline-style="none" fo:font-weight="normal" officeooo:rsid="003a7d52" officeooo:paragraph-rsid="004b81e6"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31" style:family="paragraph" style:parent-style-name="Text_20_body" style:list-style-name="L3">
      <style:paragraph-properties fo:margin-top="0in" fo:margin-bottom="0.1in" style:contextual-spacing="true" fo:line-height="100%"/>
      <style:text-properties fo:color="#000000" style:text-outline="false" style:text-line-through-style="none" style:text-line-through-type="none" style:font-name="Liberation Sans" fo:font-size="12pt" fo:font-style="normal" fo:text-shadow="none" style:text-underline-style="none" fo:font-weight="normal" officeooo:rsid="003a7d52" officeooo:paragraph-rsid="004ae785"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32" style:family="paragraph" style:parent-style-name="Text_20_body" style:list-style-name="L4">
      <style:paragraph-properties fo:margin-top="0in" fo:margin-bottom="0in" style:contextual-spacing="true" style:shadow="none"/>
      <style:text-properties fo:color="#000000" style:text-outline="false" style:text-line-through-style="none" style:text-line-through-type="none" style:font-name="Liberation Sans" fo:font-size="12pt" fo:font-style="normal" fo:text-shadow="none" style:text-underline-style="none" fo:font-weight="normal" officeooo:rsid="0036f68d" officeooo:paragraph-rsid="003908dc"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33" style:family="paragraph" style:parent-style-name="Text_20_body" style:list-style-name="L4">
      <style:paragraph-properties fo:margin-top="0in" fo:margin-bottom="0in" style:contextual-spacing="true" style:shadow="none"/>
      <style:text-properties fo:color="#000000" style:text-outline="false" style:text-line-through-style="none" style:text-line-through-type="none" style:font-name="Liberation Sans" fo:font-size="12pt" fo:font-style="normal" fo:text-shadow="none" style:text-underline-style="none" fo:font-weight="normal" officeooo:rsid="00375bba" officeooo:paragraph-rsid="003908dc"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34" style:family="paragraph" style:parent-style-name="Text_20_body" style:list-style-name="L4">
      <style:paragraph-properties fo:margin-top="0in" fo:margin-bottom="0in" style:contextual-spacing="true" style:shadow="none"/>
      <style:text-properties fo:color="#000000" style:text-outline="false" style:text-line-through-style="none" style:text-line-through-type="none" fo:font-size="12pt" fo:font-style="normal" fo:text-shadow="none" style:text-underline-style="none" officeooo:paragraph-rsid="003908dc" style:letter-kerning="true" style:text-blinking="false" fo:background-color="transparent" style:font-name-asian="Luxi Sans" style:font-size-asian="12pt" style:font-style-asian="normal" style:font-name-complex="Times-Roman" style:font-size-complex="12pt" style:font-style-complex="normal" style:text-emphasize="none"/>
    </style:style>
    <style:style style:name="P35" style:family="paragraph" style:parent-style-name="Text_20_body" style:list-style-name="L4">
      <style:paragraph-properties fo:margin-top="0in" fo:margin-bottom="0in" style:contextual-spacing="true" style:shadow="none"/>
      <style:text-properties fo:color="#000000" style:text-outline="false" style:text-line-through-style="none" style:text-line-through-type="none" fo:font-size="12pt" fo:font-style="normal" fo:text-shadow="none" style:text-underline-style="none" officeooo:rsid="0036f68d" officeooo:paragraph-rsid="003908dc" style:letter-kerning="true" style:text-blinking="false" fo:background-color="transparent" style:font-name-asian="Luxi Sans" style:font-size-asian="12pt" style:font-style-asian="normal" style:font-name-complex="Times-Roman" style:font-size-complex="12pt" style:font-style-complex="normal" style:text-emphasize="none"/>
    </style:style>
    <style:style style:name="P36" style:family="paragraph" style:parent-style-name="Text_20_body" style:list-style-name="L4">
      <style:paragraph-properties fo:margin-top="0in" fo:margin-bottom="0in" style:contextual-spacing="true" style:shadow="none"/>
      <style:text-properties fo:color="#000000" style:text-outline="false" style:text-line-through-style="none" style:text-line-through-type="none" fo:font-size="12pt" fo:font-style="normal" fo:text-shadow="none" style:text-underline-style="none" officeooo:rsid="00375bba" officeooo:paragraph-rsid="003908dc" style:letter-kerning="true" style:text-blinking="false" fo:background-color="transparent" style:font-name-asian="Luxi Sans" style:font-size-asian="12pt" style:font-style-asian="normal" style:font-name-complex="Times-Roman" style:font-size-complex="12pt" style:font-style-complex="normal" style:text-emphasize="none"/>
    </style:style>
    <style:style style:name="P37" style:family="paragraph" style:parent-style-name="Heading_20_1">
      <style:text-properties officeooo:paragraph-rsid="00441802"/>
    </style:style>
    <style:style style:name="P38" style:family="paragraph" style:parent-style-name="Heading_20_1">
      <style:text-properties officeooo:paragraph-rsid="00486c50"/>
    </style:style>
    <style:style style:name="P39" style:family="paragraph" style:parent-style-name="Heading_20_1">
      <style:text-properties fo:color="#000000" style:text-outline="false" style:text-line-through-style="none" style:text-line-through-type="none" style:font-name="Liberation Sans" fo:font-size="12pt" fo:font-style="normal" fo:text-shadow="none" style:text-underline-style="none" fo:font-weight="normal" officeooo:rsid="00455b8e" officeooo:paragraph-rsid="00486c50" style:letter-kerning="true" fo:background-color="transparent" style:font-name-asian="LiberationSerif" style:font-size-asian="12pt" style:font-style-asian="normal" style:font-weight-asian="normal" style:font-name-complex="LiberationSerif" style:font-size-complex="12pt" style:font-weight-complex="normal" style:text-emphasize="none"/>
    </style:style>
    <style:style style:name="P40" style:family="paragraph" style:parent-style-name="Heading_20_1">
      <style:text-properties fo:color="#000000" style:text-outline="false" style:text-line-through-style="none" style:text-line-through-type="none" style:font-name="Liberation Sans" fo:font-size="16pt" fo:font-style="normal" fo:text-shadow="none" style:text-underline-style="none" fo:font-weight="bold" officeooo:rsid="0033a789" officeooo:paragraph-rsid="003908dc" style:letter-kerning="true" fo:background-color="transparent" style:font-name-asian="LiberationSerif" style:font-size-asian="16pt" style:font-style-asian="normal" style:font-weight-asian="bold" style:font-name-complex="LiberationSerif" style:font-size-complex="16pt" style:font-weight-complex="bold" style:text-emphasize="none"/>
    </style:style>
    <style:style style:name="P41" style:family="paragraph" style:parent-style-name="Heading_20_1">
      <style:paragraph-properties fo:break-before="page"/>
      <style:text-properties fo:color="#000000" style:text-outline="false" style:text-line-through-style="none" style:text-line-through-type="none" style:font-name="Liberation Sans" fo:font-size="16pt" fo:font-style="normal" fo:text-shadow="none" style:text-underline-style="solid" style:text-underline-width="auto" style:text-underline-color="font-color" fo:font-weight="bold" officeooo:rsid="001a21c4" officeooo:paragraph-rsid="001ffafe" style:letter-kerning="true" style:font-name-asian="LiberationSerif" style:font-size-asian="16pt" style:font-style-asian="normal" style:font-weight-asian="bold" style:font-name-complex="LiberationSerif" style:font-size-complex="16pt" style:font-weight-complex="bold" style:text-emphasize="none"/>
    </style:style>
    <style:style style:name="P42" style:family="paragraph" style:parent-style-name="Heading_20_2">
      <style:text-properties fo:color="#000000" style:font-name="Liberation Sans" fo:font-size="16pt" fo:font-weight="bold" officeooo:paragraph-rsid="0033a789" style:font-size-asian="16pt" style:font-weight-asian="bold" style:font-size-complex="16pt" style:font-weight-complex="bold"/>
    </style:style>
    <style:style style:name="P43" style:family="paragraph" style:parent-style-name="Heading_20_2">
      <style:text-properties style:font-name="Liberation Sans" officeooo:paragraph-rsid="005057c2"/>
    </style:style>
    <style:style style:name="P44" style:family="paragraph" style:parent-style-name="Heading_20_2">
      <style:text-properties style:font-name="Liberation Sans" officeooo:paragraph-rsid="0052c5c8"/>
    </style:style>
    <style:style style:name="P45" style:family="paragraph" style:parent-style-name="Heading_20_2">
      <style:text-properties officeooo:paragraph-rsid="005057c2"/>
    </style:style>
    <style:style style:name="P46" style:family="paragraph" style:parent-style-name="Standard" style:list-style-name="L2">
      <style:text-properties style:use-window-font-color="true" style:font-name="Liberation Sans" fo:font-size="12pt" officeooo:paragraph-rsid="001ffafe" fo:background-color="transparent" style:font-size-asian="12pt" style:font-size-complex="12pt"/>
    </style:style>
    <style:style style:name="P47" style:family="paragraph" style:parent-style-name="Standard" style:list-style-name="L2">
      <style:text-properties style:use-window-font-color="true" style:font-name="Liberation Sans" fo:font-size="12pt" officeooo:rsid="001a21c4" officeooo:paragraph-rsid="001ffafe" fo:background-color="transparent" style:font-size-asian="12pt" style:font-size-complex="12pt"/>
    </style:style>
    <style:style style:name="P48" style:family="paragraph" style:parent-style-name="Standard" style:list-style-name="L2">
      <style:text-properties style:use-window-font-color="true" style:font-name="Liberation Sans" fo:font-size="12pt" officeooo:rsid="001a21c4" officeooo:paragraph-rsid="001ffafe" fo:background-color="#ffff00" style:font-size-asian="12pt" style:font-size-complex="12pt"/>
    </style:style>
    <style:style style:name="P49" style:family="paragraph" style:parent-style-name="Standard" style:list-style-name="L5">
      <style:text-properties fo:color="#000000" style:text-outline="false" style:text-line-through-style="none" style:text-line-through-type="none" style:font-name="Liberation Sans" fo:font-size="12pt" fo:font-style="normal" fo:text-shadow="none" style:text-underline-style="none" fo:font-weight="bold" officeooo:paragraph-rsid="003908dc" style:letter-kerning="true" style:text-blinking="false" fo:background-color="transparent" style:font-name-asian="Luxi Sans" style:font-size-asian="12pt" style:font-style-asian="normal" style:font-weight-asian="bold" style:font-name-complex="Times-Roman" style:font-size-complex="12pt" style:font-style-complex="normal" style:font-weight-complex="bold" style:text-emphasize="none"/>
    </style:style>
    <style:style style:name="P50" style:family="paragraph" style:parent-style-name="Standard" style:list-style-name="L5">
      <style:text-properties fo:color="#000000" style:text-outline="false" style:text-line-through-style="none" style:text-line-through-type="none" style:font-name="Liberation Sans" fo:font-size="12pt" fo:font-style="normal" fo:text-shadow="none" style:text-underline-style="none" fo:font-weight="bold" officeooo:rsid="002643d9" officeooo:paragraph-rsid="003908dc" style:letter-kerning="true" style:text-blinking="false" fo:background-color="transparent" style:font-name-asian="Luxi Sans" style:font-size-asian="12pt" style:font-style-asian="normal" style:font-weight-asian="bold" style:font-name-complex="Times-Roman" style:font-size-complex="12pt" style:font-style-complex="normal" style:font-weight-complex="bold" style:text-emphasize="none"/>
    </style:style>
    <style:style style:name="P51" style:family="paragraph" style:parent-style-name="Standard" style:list-style-name="L5">
      <style:text-properties fo:color="#000000" style:text-outline="false" style:text-line-through-style="none" style:text-line-through-type="none" style:font-name="Liberation Sans" fo:font-size="12pt" fo:font-style="normal" fo:text-shadow="none" style:text-underline-style="none" fo:font-weight="normal" officeooo:paragraph-rsid="003908dc"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52" style:family="paragraph" style:parent-style-name="Standard" style:list-style-name="L5">
      <style:paragraph-properties fo:background-color="transparent">
        <style:background-image/>
      </style:paragraph-properties>
      <style:text-properties fo:color="#000000" style:text-outline="false" style:text-line-through-style="none" style:text-line-through-type="none" style:font-name="Liberation Sans" fo:font-size="12pt" fo:font-style="normal" fo:text-shadow="none" style:text-underline-style="none" fo:font-weight="bold" officeooo:rsid="002643d9" officeooo:paragraph-rsid="003908dc" style:letter-kerning="true" style:text-blinking="false" fo:background-color="transparent" style:font-name-asian="Luxi Sans" style:font-size-asian="12pt" style:font-style-asian="normal" style:font-weight-asian="bold" style:font-name-complex="Times-Roman" style:font-size-complex="12pt" style:font-style-complex="normal" style:font-weight-complex="bold" style:text-emphasize="none"/>
    </style:style>
    <style:style style:name="P53" style:family="paragraph" style:parent-style-name="Standard" style:list-style-name="L5">
      <style:paragraph-properties fo:background-color="transparent">
        <style:background-image/>
      </style:paragraph-properties>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33a789" officeooo:paragraph-rsid="003908dc" style:letter-kerning="true" style:text-blinking="false" fo:background-color="transparent" style:font-name-asian="Luxi Sans" style:font-size-asian="12pt" style:font-style-asian="normal" style:font-weight-asian="normal" style:font-name-complex="Times-Roman" style:font-size-complex="12pt" style:font-style-complex="normal" style:font-weight-complex="normal" style:text-emphasize="none"/>
    </style:style>
    <style:style style:name="P54" style:family="paragraph" style:parent-style-name="Subtitle" style:list-style-name="L1">
      <style:paragraph-properties fo:text-align="start" style:justify-single-word="false"/>
      <style:text-properties officeooo:paragraph-rsid="002178ce"/>
    </style:style>
    <style:style style:name="T1" style:family="text">
      <style:text-properties officeooo:rsid="001a7fa1"/>
    </style:style>
    <style:style style:name="T2" style:family="text">
      <style:text-properties fo:background-color="transparent" loext:char-shading-value="0"/>
    </style:style>
    <style:style style:name="T3" style:family="text">
      <style:text-properties officeooo:rsid="00246b0c" fo:background-color="transparent" loext:char-shading-value="0"/>
    </style:style>
    <style:style style:name="T4" style:family="text">
      <style:text-properties officeooo:rsid="00486c50" fo:background-color="transparent" loext:char-shading-value="0"/>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fo:font-weight="bold" officeooo:rsid="001ffafe" style:font-size-asian="13pt" style:font-weight-asian="bold" style:font-size-complex="13pt" style:font-weight-complex="bold"/>
    </style:style>
    <style:style style:name="T7" style:family="text">
      <style:text-properties fo:font-size="13pt" fo:font-weight="bold" officeooo:rsid="002178ce" style:font-size-asian="13pt" style:font-weight-asian="bold" style:font-size-complex="13pt" style:font-weight-complex="bold"/>
    </style:style>
    <style:style style:name="T8" style:family="text">
      <style:text-properties fo:font-weight="bold" style:font-weight-asian="bold" style:font-weight-complex="bold"/>
    </style:style>
    <style:style style:name="T9" style:family="text">
      <style:text-properties fo:font-weight="bold" officeooo:rsid="003d785b"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officeooo:rsid="002643d9"/>
    </style:style>
    <style:style style:name="T12" style:family="text">
      <style:text-properties style:text-outline="false" style:text-line-through-style="none" style:text-line-through-type="none" fo:font-style="normal" fo:text-shadow="none" style:text-underline-style="none" style:letter-kerning="true" style:font-name-asian="LiberationSerif" style:font-style-asian="normal" style:font-name-complex="LiberationSerif" style:text-emphasize="none"/>
    </style:style>
    <style:style style:name="T13" style:family="text">
      <style:text-properties style:text-outline="false" style:text-line-through-style="none" style:text-line-through-type="none" fo:font-style="normal" fo:text-shadow="none" style:text-underline-style="none" officeooo:rsid="001ffafe" style:letter-kerning="true" style:font-name-asian="LiberationSerif" style:font-style-asian="normal" style:font-name-complex="LiberationSerif" style:text-emphasize="none"/>
    </style:style>
    <style:style style:name="T14" style:family="text">
      <style:text-properties style:text-outline="false" style:text-line-through-style="none" style:text-line-through-type="none" fo:font-style="normal" fo:text-shadow="none" style:text-underline-style="none" officeooo:rsid="0033a789" style:letter-kerning="true" style:font-name-asian="LiberationSerif" style:font-style-asian="normal" style:font-name-complex="LiberationSerif" style:text-emphasize="none"/>
    </style:style>
    <style:style style:name="T15" style:family="text">
      <style:text-properties style:text-outline="false" style:text-line-through-style="none" style:text-line-through-type="none" fo:font-style="normal" fo:text-shadow="none" style:text-underline-style="none" officeooo:rsid="004e8499" style:letter-kerning="true" style:font-name-asian="LiberationSerif" style:font-style-asian="normal" style:font-name-complex="LiberationSerif" style:text-emphasize="none"/>
    </style:style>
    <style:style style:name="T16" style:family="text">
      <style:text-properties style:text-outline="false" style:text-line-through-style="none" style:text-line-through-type="none" fo:font-style="normal" fo:text-shadow="none" style:text-underline-style="none" officeooo:rsid="0052c5c8" style:letter-kerning="true" style:font-name-asian="LiberationSerif" style:font-style-asian="normal" style:font-name-complex="LiberationSerif" style:text-emphasize="none"/>
    </style:style>
    <style:style style:name="T17" style:family="text">
      <style:text-properties style:text-outline="false" style:text-line-through-style="none" style:text-line-through-type="none" fo:font-style="normal" fo:text-shadow="none" style:text-underline-style="none" officeooo:rsid="0033a789" style:letter-kerning="true" style:text-blinking="false" fo:background-color="transparent" loext:char-shading-value="0" style:font-name-asian="LiberationSerif" style:font-style-asian="normal" style:font-name-complex="LiberationSerif" style:font-style-complex="normal" style:text-emphasize="none"/>
    </style:style>
    <style:style style:name="T18" style:family="text">
      <style:text-properties style:text-outline="false" style:text-line-through-style="none" style:text-line-through-type="none" fo:font-style="normal" fo:text-shadow="none" style:text-underline-style="none" officeooo:rsid="0036f68d" style:letter-kerning="true" style:text-blinking="false" fo:background-color="transparent" loext:char-shading-value="0" style:font-name-asian="LiberationSerif" style:font-style-asian="normal" style:font-name-complex="LiberationSerif" style:font-style-complex="normal" style:text-emphasize="none"/>
    </style:style>
    <style:style style:name="T19" style:family="text">
      <style:text-properties style:text-outline="false" style:text-line-through-style="none" style:text-line-through-type="none" fo:font-style="normal" fo:text-shadow="none" style:text-underline-style="none" fo:font-weight="normal" style:letter-kerning="true" style:font-name-asian="Tahoma2" style:font-style-asian="normal" style:font-weight-asian="normal" style:font-name-complex="Arial" style:text-emphasize="none"/>
    </style:style>
    <style:style style:name="T20" style:family="text">
      <style:text-properties style:text-outline="false" style:text-line-through-style="none" style:text-line-through-type="none" fo:font-style="normal" fo:text-shadow="none" style:text-underline-style="none" fo:font-weight="bold" style:letter-kerning="true" style:font-name-asian="LiberationSerif" style:font-style-asian="normal" style:font-weight-asian="bold" style:font-name-complex="LiberationSerif" style:font-weight-complex="bold" style:text-emphasize="none"/>
    </style:style>
    <style:style style:name="T21" style:family="text">
      <style:text-properties style:text-outline="false" style:text-line-through-style="none" style:text-line-through-type="none" fo:font-style="normal" fo:text-shadow="none" style:text-underline-style="none" fo:font-weight="bold" officeooo:rsid="0052c5c8" style:letter-kerning="true" style:font-name-asian="LiberationSerif" style:font-style-asian="normal" style:font-weight-asian="bold" style:font-name-complex="LiberationSerif" style:font-weight-complex="bold" style:text-emphasize="none"/>
    </style:style>
    <style:style style:name="T22" style:family="text">
      <style:text-properties officeooo:rsid="001ffafe"/>
    </style:style>
    <style:style style:name="T23" style:family="text">
      <style:text-properties style:font-name="Liberation Sans" fo:font-weight="normal" style:font-weight-asian="normal" style:font-weight-complex="normal"/>
    </style:style>
    <style:style style:name="T24" style:family="text">
      <style:text-properties style:font-name="Liberation Sans" fo:font-weight="normal" officeooo:rsid="0036f68d" style:font-weight-asian="normal" style:font-weight-complex="normal"/>
    </style:style>
    <style:style style:name="T25" style:family="text">
      <style:text-properties style:font-name="Liberation Sans" fo:font-weight="normal" officeooo:rsid="002fd824" style:font-weight-asian="normal" style:font-weight-complex="normal"/>
    </style:style>
    <style:style style:name="T26" style:family="text">
      <style:text-properties style:font-name="Liberation Sans" fo:font-weight="normal" officeooo:rsid="00375bba" style:font-weight-asian="normal" style:font-weight-complex="normal"/>
    </style:style>
    <style:style style:name="T27" style:family="text">
      <style:text-properties style:font-name="Liberation Sans" fo:font-weight="normal" officeooo:rsid="003a7d52" style:font-weight-asian="normal" style:font-weight-complex="normal"/>
    </style:style>
    <style:style style:name="T28" style:family="text">
      <style:text-properties officeooo:rsid="0023cdba"/>
    </style:style>
    <style:style style:name="T29" style:family="text">
      <style:text-properties officeooo:rsid="00246b0c"/>
    </style:style>
    <style:style style:name="T30" style:family="text">
      <style:text-properties fo:color="#000000" style:text-outline="false" style:text-line-through-style="none" style:text-line-through-type="none" style:font-name="Liberation Sans" fo:font-size="12pt" fo:font-style="normal" fo:text-shadow="none" style:text-underline-style="none" fo:font-weight="normal"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1" style:family="text">
      <style:text-properties fo:color="#000000" style:text-outline="false" style:text-line-through-style="none" style:text-line-through-type="none" style:font-name="Liberation Sans" fo:font-size="12pt" fo:font-style="normal" fo:text-shadow="none" style:text-underline-style="none" fo:font-weight="normal" officeooo:rsid="002cc335"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2" style:family="text">
      <style:text-properties fo:color="#000000" style:text-outline="false" style:text-line-through-style="none" style:text-line-through-type="none" style:font-name="Liberation Sans" fo:font-size="12pt" fo:font-style="normal" fo:text-shadow="none" style:text-underline-style="none" fo:font-weight="normal" officeooo:rsid="002b78b6"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24c8f9"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26beae"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2fd824"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3d785b"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7" style:family="text">
      <style:text-properties fo:color="#000000" style:text-outline="false" style:text-line-through-style="none" style:text-line-through-type="none" style:font-name="Liberation Sans" fo:font-size="12pt" fo:font-style="normal" fo:text-shadow="none" style:text-underline-style="none" fo:font-weight="normal" officeooo:rsid="00441802"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8" style:family="text">
      <style:text-properties fo:color="#000000" style:text-outline="false" style:text-line-through-style="none" style:text-line-through-type="none" style:font-name="Liberation Sans" fo:font-size="12pt" fo:font-style="normal" fo:text-shadow="none" style:text-underline-style="none" fo:font-weight="normal" officeooo:rsid="00455b8e"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39" style:family="text">
      <style:text-properties fo:color="#000000" style:text-outline="false" style:text-line-through-style="none" style:text-line-through-type="none" style:font-name="Liberation Sans" fo:font-size="12pt" fo:font-style="normal" fo:text-shadow="none" style:text-underline-style="none" fo:font-weight="normal" officeooo:rsid="004e8499"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0" style:family="text">
      <style:text-properties fo:color="#000000" style:text-outline="false" style:text-line-through-style="none" style:text-line-through-type="none" style:font-name="Liberation Sans" fo:font-size="12pt" fo:font-style="normal" fo:text-shadow="none" style:text-underline-style="none" fo:font-weight="normal" officeooo:rsid="005057c2"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1" style:family="text">
      <style:text-properties fo:color="#000000" style:text-outline="false" style:text-line-through-style="none" style:text-line-through-type="none" fo:font-size="12pt" fo:font-style="normal" fo:text-shadow="none" style:text-underline-style="none" fo:font-weight="normal" officeooo:rsid="002fd824"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2" style:family="text">
      <style:text-properties fo:color="#000000" style:text-outline="false" style:text-line-through-style="none" style:text-line-through-type="none" fo:font-size="12pt" fo:font-style="normal" fo:text-shadow="none" style:text-underline-style="none" fo:font-weight="normal" officeooo:rsid="003362d6"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3" style:family="text">
      <style:text-properties fo:color="#000000" style:text-outline="false" style:text-line-through-style="none" style:text-line-through-type="none" fo:font-size="12pt" fo:font-style="normal" fo:text-shadow="none" style:text-underline-style="none" fo:font-weight="normal" officeooo:rsid="0036f68d"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4" style:family="text">
      <style:text-properties fo:color="#000000" style:text-outline="false" style:text-line-through-style="none" style:text-line-through-type="none" fo:font-size="12pt" fo:font-style="normal" fo:text-shadow="none" style:text-underline-style="none" fo:font-weight="normal" officeooo:rsid="005057c2"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5" style:family="text">
      <style:text-properties fo:color="#000000" style:text-outline="false" style:text-line-through-style="none" style:text-line-through-type="none" fo:font-size="12pt" fo:font-style="normal" fo:text-shadow="none" style:text-underline-style="none" fo:font-weight="normal" officeooo:rsid="0026beae"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6" style:family="text">
      <style:text-properties fo:color="#000000" style:text-outline="false" style:text-line-through-style="none" style:text-line-through-type="none" fo:font-size="12pt" fo:font-style="normal" fo:text-shadow="none" style:text-underline-style="none" fo:font-weight="normal" officeooo:rsid="002d7d05"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7" style:family="text">
      <style:text-properties fo:color="#000000" style:text-outline="false" style:text-line-through-style="none" style:text-line-through-type="none" fo:font-size="12pt" fo:font-style="normal" fo:text-shadow="none" style:text-underline-style="none" fo:font-weight="normal" officeooo:rsid="002f3949"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8" style:family="text">
      <style:text-properties fo:color="#000000" style:text-outline="false" style:text-line-through-style="none" style:text-line-through-type="none" fo:font-size="12pt" fo:font-style="normal" fo:text-shadow="none" style:text-underline-style="none" fo:font-weight="normal" officeooo:rsid="004e8499"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49" style:family="text">
      <style:text-properties fo:color="#000000" style:text-outline="false" style:text-line-through-style="none" style:text-line-through-type="none" fo:font-size="12pt" fo:font-style="normal" fo:text-shadow="none" style:text-underline-style="none" fo:font-weight="normal" officeooo:rsid="0052c5c8" style:letter-kerning="true" fo:background-color="transparent" loext:char-shading-value="0" style:font-name-asian="LiberationSerif" style:font-size-asian="12pt" style:font-style-asian="normal" style:font-weight-asian="normal" style:font-name-complex="LiberationSerif" style:font-size-complex="12pt" style:font-weight-complex="normal" style:text-emphasize="none"/>
    </style:style>
    <style:style style:name="T50" style:family="text">
      <style:text-properties fo:color="#000000" style:text-outline="false" style:text-line-through-style="none" style:text-line-through-type="none" fo:font-size="12pt" fo:font-style="normal" fo:text-shadow="none" style:text-underline-style="none" officeooo:rsid="004ae785" style:letter-kerning="true" fo:background-color="transparent" loext:char-shading-value="0" style:font-name-asian="LiberationSerif" style:font-size-asian="12pt" style:font-style-asian="normal" style:font-name-complex="LiberationSerif" style:font-size-complex="12pt" style:text-emphasize="none"/>
    </style:style>
    <style:style style:name="T51" style:family="text">
      <style:text-properties fo:color="#000000" style:text-outline="false" style:text-line-through-style="none" style:text-line-through-type="none" fo:font-size="12pt" fo:font-style="normal" fo:text-shadow="none" style:text-underline-style="none" officeooo:rsid="0036f68d" style:letter-kerning="true" fo:background-color="transparent" loext:char-shading-value="0" style:font-name-asian="LiberationSerif" style:font-size-asian="12pt" style:font-style-asian="normal" style:font-name-complex="LiberationSerif" style:font-size-complex="12pt" style:text-emphasize="none"/>
    </style:style>
    <style:style style:name="T52" style:family="text">
      <style:text-properties fo:color="#000000" style:text-outline="false" style:text-line-through-style="none" style:text-line-through-type="none" fo:font-size="12pt" fo:font-style="normal" fo:text-shadow="none" style:text-underline-style="none" officeooo:rsid="003362d6" style:letter-kerning="true" fo:background-color="transparent" loext:char-shading-value="0" style:font-name-asian="LiberationSerif" style:font-size-asian="12pt" style:font-style-asian="normal" style:font-name-complex="LiberationSerif" style:font-size-complex="12pt" style:text-emphasize="none"/>
    </style:style>
    <style:style style:name="T53" style:family="text">
      <style:text-properties fo:color="#000000" style:text-outline="false" style:text-line-through-style="none" style:text-line-through-type="none" fo:font-size="12pt" fo:font-style="normal" fo:text-shadow="none" style:text-underline-style="none" officeooo:rsid="004c53ea" style:letter-kerning="true" fo:background-color="transparent" loext:char-shading-value="0" style:font-name-asian="LiberationSerif" style:font-size-asian="12pt" style:font-style-asian="normal" style:font-name-complex="LiberationSerif" style:font-size-complex="12pt" style:text-emphasize="none"/>
    </style:style>
    <style:style style:name="T54" style:family="text">
      <style:text-properties fo:color="#000000" style:text-outline="false" style:text-line-through-style="none" style:text-line-through-type="none" fo:font-size="12pt" fo:font-style="normal" fo:text-shadow="none" style:text-underline-style="none" officeooo:rsid="005057c2" style:letter-kerning="true" fo:background-color="transparent" loext:char-shading-value="0" style:font-name-asian="LiberationSerif" style:font-size-asian="12pt" style:font-style-asian="normal" style:font-name-complex="LiberationSerif" style:font-size-complex="12pt" style:text-emphasize="none"/>
    </style:style>
    <style:style style:name="T55" style:family="text">
      <style:text-properties fo:language="en" fo:country="US"/>
    </style:style>
    <style:style style:name="T56" style:family="text">
      <style:text-properties fo:language="en" fo:country="US" fo:font-weight="normal" style:font-weight-asian="normal" style:font-weight-complex="normal"/>
    </style:style>
    <style:style style:name="T57" style:family="text">
      <style:text-properties fo:language="en" fo:country="US" fo:font-weight="normal" officeooo:rsid="0033a789" style:font-weight-asian="normal" style:font-weight-complex="normal"/>
    </style:style>
    <style:style style:name="T58" style:family="text">
      <style:text-properties fo:language="en" fo:country="US" officeooo:rsid="002643d9"/>
    </style:style>
    <style:style style:name="T59" style:family="text">
      <style:text-properties fo:language="en" fo:country="US" fo:font-weight="bold" style:font-weight-asian="bold" style:font-weight-complex="bold"/>
    </style:style>
    <style:style style:name="T60" style:family="text">
      <style:text-properties fo:language="en" fo:country="US" fo:font-weight="bold" officeooo:rsid="0033a789" style:font-weight-asian="bold" style:font-weight-complex="bold"/>
    </style:style>
    <style:style style:name="T61" style:family="text">
      <style:text-properties fo:language="en" fo:country="US" officeooo:rsid="0033a789"/>
    </style:style>
    <style:style style:name="T62" style:family="text">
      <style:text-properties style:font-name="Liberation Sans1" fo:language="en" fo:country="US" officeooo:rsid="002643d9"/>
    </style:style>
    <style:style style:name="T63" style:family="text">
      <style:text-properties style:font-name="Liberation Sans1" fo:language="en" fo:country="US" fo:font-weight="normal" officeooo:rsid="002643d9" style:font-weight-asian="normal" style:font-weight-complex="normal"/>
    </style:style>
    <style:style style:name="T64" style:family="text">
      <style:text-properties officeooo:rsid="001fecec"/>
    </style:style>
    <style:style style:name="T65" style:family="text">
      <style:text-properties officeooo:rsid="003d785b"/>
    </style:style>
    <style:style style:name="T66" style:family="text">
      <style:text-properties officeooo:rsid="004ae785"/>
    </style:style>
    <style:style style:name="T67" style:family="text">
      <style:text-properties style:use-window-font-color="true" fo:language="en" fo:country="US" fo:font-weight="bold" officeooo:rsid="003d785b" style:font-weight-asian="bold" style:font-weight-complex="bold"/>
    </style:style>
    <style:style style:name="T68" style:family="text">
      <style:text-properties style:use-window-font-color="true" fo:language="en" fo:country="US" officeooo:rsid="003d785b"/>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3d785b" style:font-weight-asian="bold" style:font-weight-complex="bold"/>
    </style:style>
    <style:style style:name="T71" style:family="text">
      <style:text-properties officeooo:rsid="005057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currency-style style:name="N103P0" style:volatile="true">
      <number:currency-symbol number:language="en" number:country="US">$</number:currency-symbol>
      <number:number number: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integer-digits="1" number:grouping="true"/>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Go-to-market supplement <text:span text:style-name="T28">to JBoss EAP 6 stream</text:span></text:h>
      <text:p text:style-name="P15"><text:span text:style-name="T7">Related r</text:span><text:span text:style-name="T5">elease</text:span><text:span text:style-name="T7">s</text:span><text:span text:style-name="T5">: </text:span></text:p>
      <text:list xml:id="list3122281285410064958" text:style-name="L1">
        <text:list-item>
          <text:p text:style-name="P54"><text:span text:style-name="T6">JBoss Enterprise Application Platform for xPaaS </text:span><text:span text:style-name="T7">(name change, aPaaS relaunch)</text:span></text:p>
        </text:list-item>
        <text:list-item>
          <text:p text:style-name="P25">JBoss Enterprise Application Platform 6.4</text:p>
        </text:list-item>
      </text:list>
      <text:p text:style-name="P9"/>
      <text:p text:style-name="P3"><text:span text:style-name="T8">Note: </text:span>This <text:span text:style-name="T11">document </text:span>is specific for the <text:span text:style-name="T22">xPaaS launch</text:span>. <text:s/>The 6 stream messaging, position<text:span text:style-name="T1">in</text:span>g and go-to-market strategy may be found <text:span text:style-name="T11">i</text:span>n Mojo at: <text:a xlink:type="simple" xlink:href="https://mojo.redhat.com/docs/DOC-1015705"><text:span text:style-name="T4">https://mojo.redhat.com/docs/DOC-1015705</text:span></text:a><text:span text:style-name="T4"> </text:span></text:p>
      <text:p text:style-name="P4"/>
      <text:h text:style-name="P17" text:outline-level="2">What is Red Hat JBoss Enterprise Application Platform <text:span text:style-name="T29">for xPaaS</text:span>?</text:h>
      <text:h text:style-name="P45" text:outline-level="2"><text:span text:style-name="T31">Red Hat </text:span><text:span text:style-name="T30">JBoss E</text:span><text:span text:style-name="T31">nterprise </text:span><text:span text:style-name="T30">A</text:span><text:span text:style-name="T31">pplication </text:span><text:span text:style-name="T30">P</text:span><text:span text:style-name="T31">latform</text:span><text:span text:style-name="T30"> </text:span><text:span text:style-name="T31">(JBoss EAP) for xPaaS is </text:span><text:span text:style-name="T30">the </text:span><text:span text:style-name="T39">only </text:span><text:span text:style-name="T30">market-leading, </text:span><text:span text:style-name="T32">open source</text:span><text:span text:style-name="T30"> </text:span><text:span text:style-name="T33">application platform </text:span><text:span text:style-name="T39">that commercially </text:span><text:span text:style-name="T33">support</text:span><text:span text:style-name="T39">s</text:span><text:span text:style-name="T33"> full Java </text:span><text:span text:style-name="T39">EE </text:span><text:span text:style-name="T33">a</text:span><text:span text:style-name="T30">pplications </text:span><text:span text:style-name="T34">deployed in private and public </text:span><text:span text:style-name="T39">PaaS environments</text:span><text:span text:style-name="T34">. <text:s/></text:span><text:span text:style-name="T40">J</text:span><text:span text:style-name="T34">Boss EAP for xPaaS provides </text:span><text:span text:style-name="T40">developers </text:span><text:span text:style-name="T34">a</text:span><text:span text:style-name="T30"> fully certified Java EE 6 container </text:span><text:span text:style-name="T40">as well as all the tools and flexibility they need to </text:span><text:span text:style-name="T30">build, run, deploy, and manage </text:span><text:span text:style-name="T40">a wide range </text:span><text:span text:style-name="T30">Java applications </text:span><text:span text:style-name="T31">in the cloud</text:span><text:span text:style-name="T30">. </text:span><text:span text:style-name="T31">With JBoss EAP for xPaaS, enterprises can now </text:span><text:span text:style-name="T40">obtain</text:span><text:span text:style-name="T31"> the benefits and advantages of both the OpenShift by Red Hat cloud environments and full Java EE applications </text:span><text:span text:style-name="T40">for their high-impact, revenue-generating applications</text:span><text:span text:style-name="T31">. </text:span></text:h>
      <text:h text:style-name="P16" text:outline-level="2">Important Dates</text:h>
      <text:list xml:id="list7929301978238021396" text:style-name="L2">
        <text:list-item>
          <text:p text:style-name="P46"><text:span text:style-name="T8">Release GA:</text:span> <text:span text:style-name="T29">April 1, 2015</text:span></text:p>
        </text:list-item>
        <text:list-item>
          <text:p text:style-name="P48"><text:span text:style-name="T10">Public updates:</text:span><text:span text:style-name="T2"> </text:span><text:span text:style-name="T3">April TBD</text:span><text:span text:style-name="T2">, 2015</text:span></text:p>
          <text:p text:style-name="P47"/>
        </text:list-item>
      </text:list>
      <text:h text:style-name="P19" text:outline-level="2"><text:span text:style-name="T12">Key Message for </text:span><text:span text:style-name="T13">JBoss EAP for xPaaS</text:span><text:span text:style-name="T12"> release</text:span></text:h>
      <text:p text:style-name="P1">Here <text:span text:style-name="T22">is the </text:span>top message to keep in mind for this r<text:span text:style-name="T2">elease:</text:span></text:p>
      <text:h text:style-name="P21" text:outline-level="2"><text:span text:style-name="T50">Accelerate to market without compromis</text:span><text:span text:style-name="T54">e</text:span><text:span text:style-name="T50">. Develop and deploy</text:span><text:span text:style-name="T51"> </text:span><text:span text:style-name="T50">your </text:span><text:span text:style-name="T52">Java </text:span><text:span text:style-name="T50">EE </text:span><text:span text:style-name="T52">applications </text:span><text:span text:style-name="T53">quickly</text:span><text:span text:style-name="T50"> with</text:span><text:span text:style-name="T52"> </text:span><text:span text:style-name="T50">the simplicity of </text:span><text:span text:style-name="T52">PaaS.</text:span></text:h>
      <text:h text:style-name="P43" text:outline-level="2"><text:span text:style-name="T41">Organizations are under huge pressure to deliver business value and innovations to market fast – faster than the competition. <text:s/>As they struggle to keep up, organizations are turning to DevOps methodologies and PaaS technologies to accelerate application development and delivery while still maintaining high levels of quality and reliability. <text:s/></text:span></text:h>
      <text:h text:style-name="P44" text:outline-level="2"><text:span text:style-name="T41">OpenShift </text:span><text:span text:style-name="T44">by</text:span><text:span text:style-name="T41"> Red Hat </text:span><text:span text:style-name="T44">gives developers flexibility to use the platforms and tools they choose while </text:span><text:span text:style-name="T41">free</text:span><text:span text:style-name="T44">ing them</text:span><text:span text:style-name="T41"> from provisioning, maintaining, and securing application infrastructure. </text:span><text:span text:style-name="T44">With commercial support for Tomcat as well as JBoss EAP for xPaaS, o</text:span><text:span text:style-name="T46">rganizations</text:span><text:span text:style-name="T45"> </text:span><text:span text:style-name="T47">looking to deploy </text:span><text:span text:style-name="T48">or move their </text:span><text:span text:style-name="T47">applications in</text:span><text:span text:style-name="T48">to</text:span><text:span text:style-name="T47"> the cloud </text:span><text:span text:style-name="T45">don't need to </text:span><text:span text:style-name="T48">start over from scratch or </text:span><text:soft-page-break/><text:span text:style-name="T45">compromise with a limited web profile </text:span><text:span text:style-name="T44">that </text:span><text:span text:style-name="T45">cannot meet key enterprise </text:span><text:span text:style-name="T44">performance </text:span><text:span text:style-name="T45">requirements. </text:span><text:span text:style-name="T49">Lightweight and enterprise-class, </text:span><text:span text:style-name="T44">JBoss EAP for xPaaS </text:span><text:span text:style-name="T49">is t</text:span><text:span text:style-name="T44">he only mainstream Java EE 6 application platform available in private and public clouds.</text:span><text:span text:style-name="T42"> <text:s/></text:span><text:span text:style-name="T49">Offering organizations the </text:span><text:span text:style-name="T42">best of both Dev and Ops, </text:span><text:span text:style-name="T49">JBoss EAP for xPaaS provides</text:span><text:span text:style-name="T42"> the ability to quickly build </text:span><text:span text:style-name="T43">enterprise grade </text:span><text:span text:style-name="T42">Java applications in a streamlined PaaS environment.</text:span><text:span text:style-name="T44"> </text:span></text:h>
      <text:h text:style-name="P42" text:outline-level="2"><text:span text:style-name="T14">New Features for </text:span><text:span text:style-name="T13">JBoss EAP </text:span><text:span text:style-name="T14">6.4 </text:span></text:h>
      <text:p text:style-name="P27"><text:span text:style-name="T15">(</text:span><text:span text:style-name="T20">Note: </text:span><text:span text:style-name="T16">Some features below (console, kerberos) will not be</text:span><text:span text:style-name="T12"> available in the OpenShift environment)</text:span></text:p>
      <text:list xml:id="list6671927441580709726" text:style-name="L3">
        <text:list-item>
          <text:p text:style-name="P28"><text:span text:style-name="T65">S</text:span>upport <text:span text:style-name="T65">for </text:span>your Java 8 applications</text:p>
        </text:list-item>
        <text:list-item>
          <text:p text:style-name="P30"><text:span text:style-name="T67">Build real-time, rich client and mobile applications with reduced overhead and complexity with the newly supported JSR 356, Java API for WebSockets implementation. <text:s/></text:span><text:span text:style-name="T68">This</text:span><text:span text:style-name="T67"> </text:span><text:span text:style-name="T68">protocol provides applications with full-duplex bi-directional, real-time communication between the client and server</text:span></text:p>
        </text:list-item>
        <text:list-item>
          <text:p text:style-name="P30"><text:span text:style-name="T9">Accomplish even more within console. <text:s/></text:span><text:span text:style-name="T65">Access the support portal, manage and open your support tickets, and search the knowledge base. <text:s/>View </text:span>log files <text:span text:style-name="T65">and manage security configuration for your applications with the newest UI updates.</text:span></text:p>
        </text:list-item>
        <text:list-item>
          <text:p text:style-name="P29">Secure your applications via <text:span text:style-name="T66">K</text:span>erberos authorization</text:p>
        </text:list-item>
        <text:list-item>
          <text:p text:style-name="P31"><text:span text:style-name="T9">Integrate with the latest database versions </text:span><text:span text:style-name="T65">with u</text:span>pdated <text:span text:style-name="T65">c</text:span>ertifications</text:p>
        </text:list-item>
      </text:list>
      <text:h text:style-name="P20" text:outline-level="2"><text:span text:style-name="T17">M</text:span><text:span text:style-name="T18">essage to direct sales and partnerships</text:span></text:h>
      <text:h text:style-name="P37" text:outline-level="1"><text:span text:style-name="T35">Today's </text:span><text:span text:style-name="T36">IT organizations are under huge pressures to deliver more, faster. <text:s/>Doing this requires agility, fast </text:span><text:span text:style-name="T38">application </text:span><text:span text:style-name="T36">development and deployment. <text:s/></text:span><text:span text:style-name="T38">Two trends that are becoming popular due to these pressures are bi-modal IT and DevOps. <text:s/>Along with implementing these new practices within their organizations, enterprises are also looking for lightweight, web scale performance software (such as application PaaS soultions) to help them quickly build high value, enterprise grade applications.</text:span></text:h>
      <text:h text:style-name="P38" text:outline-level="1"><text:span text:style-name="T38">However, </text:span><text:span text:style-name="T37">most </text:span><text:span text:style-name="T38">application </text:span><text:span text:style-name="T37">PaaS </text:span><text:span text:style-name="T38">offerings </text:span><text:span text:style-name="T37">do not support full Java EE applications and instead force organizations to compromise with a scaled back web platform </text:span><text:span text:style-name="T38">that cannot provide that same enterprise-level performance and reliability</text:span><text:span text:style-name="T37">. <text:s/>And, beyond the application PaaS, most PaaS solutions do not offer a comprehensive set of sophisticated middleware services that include the application platform, flexible and powerful developer tooling, integration services, and support for mobile backend-as-a-service. <text:s/></text:span></text:h>
      <text:h text:style-name="P39" text:outline-level="1">With JBoss EAP for xPaaS and Red Hat JBoss xPaaS services for OpenShift, organizations can move towards new IT initiatives such as DevOps and bi-modal IT with a trusted, proven vendor that offers a comprehensive, lightweight, middleware portfolio. <text:s/>Take advantage of Red Hat's leadership position in this space to help your customers develop their next-generation applications, infrastructure and gain that edge over their competition. <text:s text:c="2"/></text:h>
      <text:p text:style-name="P13"/>
      <text:h text:style-name="P22" text:outline-level="2">Activities planned</text:h>
      <text:list xml:id="list6883269635347422558" text:style-name="L4">
        <text:list-item>
          <text:p text:style-name="P32">Press release</text:p>
        </text:list-item>
        <text:list-item>
          <text:p text:style-name="P34"><text:span text:style-name="T24">Content u</text:span><text:span text:style-name="T25">pdates to </text:span><text:span text:style-name="T24">redhat.com, JBoss.org</text:span></text:p>
        </text:list-item>
        <text:list-item>
          <text:p text:style-name="P32"><text:soft-page-break/>Promo banner on redhat.com, promo banner on JBoss.org</text:p>
        </text:list-item>
        <text:list-item>
          <text:p text:style-name="P35"><text:span text:style-name="T23">Social media to promote launches – </text:span><text:span text:style-name="T26">blogs, twitter, other</text:span></text:p>
        </text:list-item>
        <text:list-item>
          <text:p text:style-name="P33">Customer announcement to customers and prospects</text:p>
        </text:list-item>
        <text:list-item>
          <text:p text:style-name="P36"><text:span text:style-name="T23">New collateral: <text:s/>EAP infographic, EAP autodemo, </text:span><text:span text:style-name="T27">etc...</text:span><text:span text:style-name="T23"> </text:span></text:p>
        </text:list-item>
        <text:list-item>
          <text:p text:style-name="P33">Updates to datasheet and technology brief</text:p>
        </text:list-item>
        <text:list-item>
          <text:p text:style-name="P33">Updated Accelerate pillar customer deck</text:p>
        </text:list-item>
        <text:list-item>
          <text:p text:style-name="P33">PM and PMM Internal announcement to field and partners</text:p>
        </text:list-item>
        <text:list-item>
          <text:p text:style-name="P33">Sales brief FAQ (what you need to know)</text:p>
        </text:list-item>
      </text:list>
      <text:h text:style-name="P18" text:outline-level="2">Key Points of Contact for this release</text:h>
      <text:list xml:id="list4525900193805751144" text:style-name="L5">
        <text:list-item>
          <text:p text:style-name="P49"><text:span text:style-name="T55">Christina Wong</text:span><text:span text:style-name="T56">, product marketing</text:span></text:p>
        </text:list-item>
        <text:list-item>
          <text:p text:style-name="P49"><text:span text:style-name="T58">Thomas Qvarnstr</text:span><text:span text:style-name="T62">ōm</text:span><text:span text:style-name="T63">, technical marketing</text:span></text:p>
        </text:list-item>
        <text:list-item>
          <text:p text:style-name="P49"><text:span text:style-name="T55">Lauren Vogel</text:span><text:span text:style-name="T56">, program marketing</text:span></text:p>
        </text:list-item>
        <text:list-item>
          <text:p text:style-name="P49"><text:span text:style-name="T55">Dan Thompson</text:span><text:span text:style-name="T56">, media and public relations</text:span></text:p>
        </text:list-item>
        <text:list-item>
          <text:p text:style-name="P50"><text:span text:style-name="T55">Arun Gupta, </text:span><text:span text:style-name="T56">JBoss evangelist</text:span></text:p>
        </text:list-item>
        <text:list-item>
          <text:p text:style-name="P51"><text:span text:style-name="T59">Rich Nas</text:span><text:span text:style-name="T60">zcyniec</text:span><text:span text:style-name="T59">, </text:span><text:span text:style-name="T55">competitive marketing</text:span></text:p>
        </text:list-item>
        <text:list-item>
          <text:p text:style-name="P52"><text:span text:style-name="T61">John Doyle,</text:span><text:span text:style-name="T57"> product management</text:span></text:p>
          <text:p text:style-name="P53"/>
        </text:list-item>
      </text:list>
      <text:h text:style-name="P40" text:outline-level="1">Pricing, Packaging and Availability</text:h>
      <text:p text:style-name="P10">JBoss EAP <text:span text:style-name="T64">for xPaaS</text:span> (for NA and EMEA direct and channel sales only)</text:p>
      <text:p text:style-name="P12">When customers purchase JBoss EAP <text:span text:style-name="T64">for xPaaS</text:span>, there is more to consider than simply the subscription of JBoss EAP <text:span text:style-name="T64">for xPaaS</text:span>. <text:s/>Customers must decide if they want to purchase <text:span text:style-name="T19">and</text:span> deploy OpenShift Enterprise by the node (which is sized by cores), or deploy an “unlimited” number of nodes (limited to hardware capabilities and configuration) onto a dedicated physical server. When purchasing the ability to deploy OpenShift Enterprise onto a dedicated physical server, the subscription is sized by server sockets.</text:p>
      <text:p text:style-name="P12">JBoss EAP <text:span text:style-name="T64">for xPaaS </text:span>is considered an “add-on” to OpenShift Enterprise and offers the same subscription options – a subscription for nodes sized by cores or by physical servers sized by sockets.</text:p>
      <text:p text:style-name="P12">Another add-on that every OpenShift Enterprise customer is required to purchase is at least one Broker, which is the OpenShift management engine.</text:p>
      <text:p text:style-name="P12">Therefore, when customers purchase EAP <text:span text:style-name="T65">for xPaaS</text:span>, they must buy <text:span text:style-name="T65">all of </text:span>the following 3 subscriptions:</text:p>
      <text:list xml:id="list1077237683114973484" text:style-name="L6">
        <text:list-item>
          <text:p text:style-name="P26">OpenShift Enterprise</text:p>
        </text:list-item>
        <text:list-item>
          <text:p text:style-name="P26">JBoss EAP <text:span text:style-name="T65">for xPaaS</text:span></text:p>
        </text:list-item>
        <text:list-item>
          <text:p text:style-name="P26">OpenShift Enterprise Broker Infrastructure</text:p>
        </text:list-item>
      </text:list>
      <text:p text:style-name="P11"/>
      <text:p text:style-name="P12">For more information on pricing, please see the OpenShift Pricing Primer on the PnT: https://engineering.redhat.com/pnt/p-312938/OpenShift_Ent...ng_Primer.pdf</text:p>
      <text:p text:style-name="P11"><text:soft-page-break/></text:p>
      <text:p text:style-name="P11">The pricing is detailed in the table below:</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SKU</text:p>
          </table:table-cell>
          <table:table-cell table:style-name="Table1.A1" office:value-type="string">
            <text:p text:style-name="P24">Product Description</text:p>
          </table:table-cell>
          <table:table-cell table:style-name="Table1.C1" office:value-type="string">
            <text:p text:style-name="P24">List Price</text:p>
          </table:table-cell>
        </table:table-row>
        <table:table-row table:style-name="Table1.1">
          <table:table-cell table:style-name="Table1.A2" office:value-type="string">
            <text:p text:style-name="P7">MCT2735</text:p>
          </table:table-cell>
          <table:table-cell table:style-name="Table1.A2" office:value-type="string">
            <text:p text:style-name="P7">OpenShift Enterprise Premium, 2 Core</text:p>
          </table:table-cell>
          <table:table-cell table:style-name="Table1.C2" office:value-type="currency" office:currency="USD" office:value="6000">
            <text:p text:style-name="P7">$6,000</text:p>
          </table:table-cell>
        </table:table-row>
        <table:table-row table:style-name="Table1.1">
          <table:table-cell table:style-name="Table1.A8" office:value-type="string">
            <text:p text:style-name="P7">MCT2862</text:p>
          </table:table-cell>
          <table:table-cell table:style-name="Table1.B8" office:value-type="string">
            <text:p text:style-name="P7">OpenShift Enterprise, Premium (1-2 Sockets)</text:p>
          </table:table-cell>
          <table:table-cell table:style-name="Table1.C3" office:value-type="currency" office:currency="USD" office:value="15000">
            <text:p text:style-name="P7">$15,000</text:p>
          </table:table-cell>
        </table:table-row>
        <table:table-row table:style-name="Table1.4">
          <table:table-cell table:style-name="Table1.A6" office:value-type="string">
            <text:p text:style-name="P7">MCT2736</text:p>
          </table:table-cell>
          <table:table-cell table:style-name="Table1.B6" office:value-type="string">
            <text:p text:style-name="P7">OpenShift Enterprise Standard, 2 Core</text:p>
          </table:table-cell>
          <table:table-cell table:style-name="Table1.C4" office:value-type="currency" office:currency="USD" office:value="4000">
            <text:p text:style-name="P7">$4,000</text:p>
          </table:table-cell>
        </table:table-row>
        <table:table-row table:style-name="Table1.1">
          <table:table-cell table:style-name="Table1.A8" office:value-type="string">
            <text:p text:style-name="P7">MCT2863</text:p>
          </table:table-cell>
          <table:table-cell table:style-name="Table1.B8" office:value-type="string">
            <text:p text:style-name="P7">OpenShift Enterprise, Standard (1-2 Sockets)</text:p>
          </table:table-cell>
          <table:table-cell table:style-name="Table1.C3" office:value-type="currency" office:currency="USD" office:value="10000">
            <text:p text:style-name="P7">$10,000</text:p>
          </table:table-cell>
        </table:table-row>
        <table:table-row table:style-name="Table1.1">
          <table:table-cell table:style-name="Table1.A6" office:value-type="string">
            <text:p text:style-name="P7">MCT2739</text:p>
          </table:table-cell>
          <table:table-cell table:style-name="Table1.B6" office:value-type="string">
            <text:p text:style-name="P7">JBoss Enterprise Application Platform for <text:span text:style-name="T65">xPaaS </text:span>Premium, 2 Core</text:p>
          </table:table-cell>
          <table:table-cell table:style-name="Table1.C4" office:value-type="currency" office:currency="USD" office:value="1350">
            <text:p text:style-name="P7">$1,350</text:p>
          </table:table-cell>
        </table:table-row>
        <table:table-row table:style-name="Table1.1">
          <table:table-cell table:style-name="Table1.A8" office:value-type="string">
            <text:p text:style-name="P7">MCT2864</text:p>
          </table:table-cell>
          <table:table-cell table:style-name="Table1.B8" office:value-type="string">
            <text:p text:style-name="P8">JBoss Enterprise Application Platform for <text:span text:style-name="T65">xPaaS</text:span>, Premium (1-2 Sockets)</text:p>
          </table:table-cell>
          <table:table-cell table:style-name="Table1.C3" office:value-type="currency" office:currency="USD" office:value="9000">
            <text:p text:style-name="P7">$9,000</text:p>
          </table:table-cell>
        </table:table-row>
        <table:table-row table:style-name="Table1.1">
          <table:table-cell table:style-name="Table1.A8" office:value-type="string">
            <text:p text:style-name="P7">MCT2748</text:p>
          </table:table-cell>
          <table:table-cell table:style-name="Table1.B8" office:value-type="string">
            <text:p text:style-name="P8">JBoss Enterprise Application Platform for <text:span text:style-name="T65">xPaaS</text:span> Standard, 2 Core</text:p>
          </table:table-cell>
          <table:table-cell table:style-name="Table1.C3" office:value-type="currency" office:currency="USD" office:value="930">
            <text:p text:style-name="P7">$930</text:p>
          </table:table-cell>
        </table:table-row>
        <table:table-row table:style-name="Table1.1">
          <table:table-cell table:style-name="Table1.A9" office:value-type="string">
            <text:p text:style-name="P7">MCT2865</text:p>
          </table:table-cell>
          <table:table-cell table:style-name="Table1.B9" office:value-type="string">
            <text:p text:style-name="P8">JBoss Enterprise Application Platform for <text:span text:style-name="T65">xPaaS</text:span>, Standard (1-2 Sockets)</text:p>
          </table:table-cell>
          <table:table-cell table:style-name="Table1.C4" office:value-type="currency" office:currency="USD" office:value="6200">
            <text:p text:style-name="P7">$6,200</text:p>
          </table:table-cell>
        </table:table-row>
        <table:table-row table:style-name="Table1.1">
          <table:table-cell table:style-name="Table1.A10" office:value-type="string">
            <text:p text:style-name="P7">MCT2741</text:p>
          </table:table-cell>
          <table:table-cell table:style-name="Table1.B10" office:value-type="string">
            <text:p text:style-name="P7">OpenShift Enterprise Broker Infrastructure</text:p>
          </table:table-cell>
          <table:table-cell table:style-name="Table1.C3" office:value-type="currency" office:currency="USD" office:value="100">
            <text:p text:style-name="P7">$100</text:p>
          </table:table-cell>
        </table:table-row>
      </table:table>
      <text:p text:style-name="P5"/>
      <text:p text:style-name="P11"><text:span text:style-name="T69">JBoss EAP </text:span><text:span text:style-name="T70">for xPaaS </text:span><text:span text:style-name="T69">on OpenShift Online</text:span></text:p>
      <text:p text:style-name="P2">JBoss EAP <text:span text:style-name="T65">for xPaaS </text:span>is considered a “premium cartridge” in OpenShift Online. <text:s/>Customers using OpenShift Online choose a plan – Free, Bronze or Silver. <text:s/>The free plan gives the customer 3 small gears to use as they wish. <text:s/>However, for customers using <text:span text:style-name="T19">the</text:span> Bronze or Silver plans who want to deploy JBoss EAP <text:span text:style-name="T65">for xPaaS on </text:span>OpenShift Online, they will be required to pay an additional $0.03 per gear-hour after <text:span text:style-name="T19">the</text:span> first 3 gears.</text:p>
      <text:p text:style-name="P6"/>
      <text:p text:style-name="P14"/>
      <text:h text:style-name="P2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LiberationSerif" svg:font-family="LiberationSerif" style:font-family-generic="roman"/>
    <style:font-face style:name="Mangal" svg:font-family="Mangal" style:font-family-generic="roman"/>
    <style:font-face style:name="Tahoma" svg:font-family="Tahoma" style:font-family-generic="roman"/>
    <style:font-face style:name="Liberation Sans1" svg:font-family="'Liberation Sans'" style:font-family-generic="swiss"/>
    <style:font-face style:name="Tahoma1" svg:font-family="Tahoma" style:font-adornments="Bold" style:font-family-generic="swiss"/>
    <style:font-face style:name="Times New Roman" svg:font-family="'Times New Roman'" style:font-adornments="Regular" style:font-family-generic="swiss"/>
    <style:font-face style:name="Times-Roman" svg:font-family="Times-Roman,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Text_20_body" style:default-outline-level="1" style:class="text">
      <style:paragraph-properties fo:margin-left="0in" fo:margin-right="0in" fo:margin-top="0.1654in" fo:margin-bottom="0.0827in" style:contextual-spacing="false" fo:text-indent="0in" style:auto-text-indent="false"/>
      <style:text-properties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Standard" style:next-style-name="Text_20_body" style:default-outline-level="2" style:list-style-name="" style:class="text">
      <style:paragraph-properties fo:margin-left="0in" fo:margin-right="0in" fo:margin-top="0.1654in" fo:margin-bottom="0.0827in" style:contextual-spacing="false" fo:text-indent="0in" style:auto-text-indent="false"/>
      <style:text-properties style:text-outline="false" style:text-line-through-style="none" style:text-line-through-type="none" style:font-name="Tahoma1" fo:font-family="Tahoma" style:font-style-name="Bold" style:font-family-generic="swiss"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1" style:font-family-complex="Mangal" style:font-family-generic-complex="system" style:font-pitch-complex="variable" style:text-emphasize="non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name-asian="Tahoma2"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ffffff" style:text-outline="false" style:text-line-through-style="none" style:text-line-through-typ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ffffff" style:text-outline="false" style:text-line-through-style="none" style:text-line-through-typ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font-name="Mangal" fo:font-family="Mangal" style:font-family-generic="roman" fo:font-size="18pt" style:letter-kerning="true" style:font-name-asian="Tahoma2"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Mangal" fo:font-family="Mangal"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ffffff" style:text-outline="false" style:text-line-through-style="none" style:text-line-through-typ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ffffff" style:text-outline="false" style:text-line-through-style="none" style:text-line-through-typ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ffffff"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fo:orphans="2" fo:widows="2" text:number-lines="false" text:line-number="0" style:writing-mode="lr-tb"/>
      <style:text-properties style:use-window-font-color="true" style:font-name="Times New Roman" fo:font-family="'Times New Roman'" style:font-style-name="Regular" style:font-family-generic="swiss" fo:font-size="12pt" style:font-name-asian="Tahoma2"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Liberation Sans" fo:font-family="'Liberation Sans'" style:font-family-generic="swiss" style:font-pitch="variable" fo:font-size="13pt" fo:font-weight="bold" style:font-name-asian="Microsoft YaHei" style:font-family-asian="'Microsoft YaHei'" style:font-family-generic-asian="system" style:font-pitch-asian="variable" style:font-size-asian="13pt" style:font-weight-asian="bold" style:font-name-complex="Mangal1" style:font-family-complex="Mangal" style:font-family-generic-complex="system" style:font-pitch-complex="variable" style:font-size-complex="13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na Wong</meta:initial-creator>
    <meta:creation-date>2015-02-12T12:07:42.663000000</meta:creation-date>
    <dc:date>2015-02-23T16:51:35.117000000</dc:date>
    <dc:creator>Christina Wong</dc:creator>
    <meta:editing-duration>P1DT5H43M14S</meta:editing-duration>
    <meta:editing-cycles>13</meta:editing-cycles>
    <meta:generator>LibreOffice/4.2.3.3$Windows_x86 LibreOffice_project/882f8a0a489bc99a9e60c7905a60226254cb6ff0</meta:generator>
    <meta:document-statistic meta:table-count="1" meta:image-count="0" meta:object-count="0" meta:page-count="4" meta:paragraph-count="90" meta:word-count="1191" meta:character-count="7984" meta:non-whitespace-character-count="6878"/>
  </office:meta>
</office:document-meta>
</file>